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8333in" svg:stroke-color="#dc354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1">
      <style:graphic-properties draw:fill="none" draw:stroke="solid" svg:stroke-width="0.08333in" svg:stroke-color="#dc3545" draw:marker-end="a360" svg:stroke-opacity="100%" draw:stroke-linejoin="miter" svg:stroke-linecap="butt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-DI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59" draw:master-page-name="Master1-Layout2-obj-Title-and-Content" presentation:presentation-page-layout-name="Master1-PPL2" draw:id="Slide-257">
        <draw:connector draw:type="line" svg:x1="12.63021in" svg:y1="0.57292in" svg:x2="13.07292in" svg:y2="0.23003in" draw:id="id63" draw:style-name="a361" draw:name="Straight Arrow Connector 3">
          <svg:title/>
          <svg:desc/>
        </draw:connector>
        <draw:custom-shape svg:x="9.90625in" svg:y="0.48524in" svg:width="2.72396in" svg:height="1.44965in" draw:id="id64" draw:style-name="a366" draw:name="Rectangle: Rounded Corners 11">
          <svg:title/>
          <svg:desc/>
          <text:p text:style-name="a365" text:class-names="" text:cond-style-name=""><text:span text:style-name="a362" text:class-names="">Click here to<text:s text:c="1"/></text:span><text:span text:style-name="a363" text:class-names="">minimise</text:span><text:span text:style-name="a364" text:class-names=""><text:s text:c="1"/>the slideshow or click and drag to rearrange items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65" draw:style-name="a367" draw:name="Graphic 6" svg:x="0.47917in" svg:y="0.40148in" svg:width="3.24418in" svg:height="0.75in" style:rel-width="scale" style:rel-height="scale">
          <draw:image xlink:href="media/image1.svg" xlink:type="simple" xlink:show="embed" xlink:actuate="onLoad"/>
          <svg:title/>
          <svg:desc/>
        </draw:frame>
        <draw:frame draw:id="id66" draw:style-name="a370" draw:name="TextBox 13" svg:x="4.48568in" svg:y="6.91667in" svg:width="4.36198in" svg:height="0.40391in">
          <draw:text-box>
            <text:p text:style-name="a369" text:class-names="" text:cond-style-name=""><text:span text:style-name="a368" text:class-names="">Slide left blank for use as a whiteboard</text:span></text:p>
          </draw:text-box>
          <svg:title/>
          <svg:desc/>
        </draw:frame>
      </draw:page>
      <draw:page draw:name="Slide3" draw:style-name="a371" draw:master-page-name="Master1-Layout2-obj-Title-and-Content" presentation:presentation-page-layout-name="Master1-PPL2" draw:id="Slide-258">
        <draw:frame draw:id="id67" draw:style-name="a374" draw:name="TextBox 3" svg:x="4.48568in" svg:y="6.91667in" svg:width="4.36198in" svg:height="0.40391in">
          <draw:text-box>
            <text:p text:style-name="a373" text:class-names="" text:cond-style-name=""><text:span text:style-name="a372" text:class-names="">Slide left blank for use as a whiteboard</text:span></text:p>
          </draw:text-box>
          <svg:title/>
          <svg:desc/>
        </draw:frame>
      </draw:page>
      <draw:page draw:name="Slide4" draw:style-name="a375" draw:master-page-name="Master1-Layout2-obj-Title-and-Content" presentation:presentation-page-layout-name="Master1-PPL2" draw:id="Slide-259">
        <draw:frame draw:id="id68" draw:style-name="a378" draw:name="TextBox 3" svg:x="4.48568in" svg:y="6.91667in" svg:width="4.36198in" svg:height="0.40391in">
          <draw:text-box>
            <text:p text:style-name="a377" text:class-names="" text:cond-style-name=""><text:span text:style-name="a376" text:class-names="">Slide left blank for use as a whiteboard</text:span></text:p>
          </draw:text-box>
          <svg:title/>
          <svg:desc/>
        </draw:frame>
      </draw:page>
      <draw:page draw:name="Slide5" draw:style-name="a379" draw:master-page-name="Master1-Layout2-obj-Title-and-Content" presentation:presentation-page-layout-name="Master1-PPL2" draw:id="Slide-260">
        <draw:frame draw:id="id69" draw:style-name="a382" draw:name="TextBox 3" svg:x="4.48568in" svg:y="6.91667in" svg:width="4.36198in" svg:height="0.40391in">
          <draw:text-box>
            <text:p text:style-name="a381" text:class-names="" text:cond-style-name=""><text:span text:style-name="a380" text:class-names="">Slide left blank for use as a whiteboard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6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6/9/2020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6/9/2020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6/9/2020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6/9/2020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6/9/2020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6/9/2020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6/9/2020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6/9/2020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6/9/2020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6/9/2020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6/9/2020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6/9/2020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lcome to Timeout!</dc:title>
    <meta:initial-creator>Matias Silva</meta:initial-creator>
    <dc:creator>Matias Silva</dc:creator>
    <meta:creation-date>2020-05-20T19:09:19Z</meta:creation-date>
    <dc:date>2020-06-19T17:29:05Z</dc:date>
    <meta:editing-cycles>12</meta:editing-cycles>
    <meta:editing-duration>PT2682S</meta:editing-duration>
    <meta:document-statistic meta:paragraph-count="5" meta:word-count="45"/>
  </office:meta>
</office:document-meta>
</file>